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late_peak</text:p>
          </table:table-cell>
          <table:table-cell office:value-type="string" calcext:value-type="string">
            <text:p>plate_min</text:p>
          </table:table-cell>
          <table:table-cell office:value-type="string" calcext:value-type="string">
            <text:p>plate_max</text:p>
          </table:table-cell>
          <table:table-cell office:value-type="string" calcext:value-type="string">
            <text:p>length_peak</text:p>
          </table:table-cell>
          <table:table-cell office:value-type="string" calcext:value-type="string">
            <text:p>length_min</text:p>
          </table:table-cell>
          <table:table-cell office:value-type="string" calcext:value-type="string">
            <text:p>length_max</text:p>
          </table:table-cell>
          <table:table-cell office:value-type="string" calcext:value-type="string">
            <text:p>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E2]+[.D2])/2" office:value-type="float" office:value="680.988586132" calcext:value-type="float">
            <text:p>680.988586132</text:p>
          </table:table-cell>
          <table:table-cell table:formula="of:=[.E2]-[.D2]" office:value-type="float" office:value="7.56653984599996" calcext:value-type="float">
            <text:p>7.566539846</text:p>
          </table:table-cell>
          <table:table-cell office:value-type="float" office:value="677.205316209" calcext:value-type="float">
            <text:p>677.205316209</text:p>
          </table:table-cell>
          <table:table-cell office:value-type="float" office:value="684.771856055" calcext:value-type="float">
            <text:p>684.771856055</text:p>
          </table:table-cell>
          <table:table-cell table:formula="of:=([.E2]-[.D2])/[.I2]" office:value-type="float" office:value="0.00681056691809177" calcext:value-type="float">
            <text:p>0.0068105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2]*[.I2])/[.C2]" office:value-type="float" office:value="99989.9999988259" calcext:value-type="float">
            <text:p>99989.9999988259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E3]+[.D3])/2" office:value-type="float" office:value="680.988586132" calcext:value-type="float">
            <text:p>680.988586132</text:p>
          </table:table-cell>
          <table:table-cell table:formula="of:=[.E3]-[.D3]" office:value-type="float" office:value="7.56653984599996" calcext:value-type="float">
            <text:p>7.566539846</text:p>
          </table:table-cell>
          <table:table-cell office:value-type="float" office:value="677.205316209" calcext:value-type="float">
            <text:p>677.205316209</text:p>
          </table:table-cell>
          <table:table-cell office:value-type="float" office:value="684.771856055" calcext:value-type="float">
            <text:p>684.771856055</text:p>
          </table:table-cell>
          <table:table-cell table:formula="of:=([.E3]-[.D3])/[.I3]" office:value-type="float" office:value="0.00227018897269726" calcext:value-type="float">
            <text:p>0.00227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3" calcext:value-type="float">
            <text:p>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3]*[.I3])/[.C3]" office:value-type="float" office:value="299969.999996478" calcext:value-type="float">
            <text:p>299969.999996478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E4]+[.D4])/2" office:value-type="float" office:value="680.988586132" calcext:value-type="float">
            <text:p>680.988586132</text:p>
          </table:table-cell>
          <table:table-cell table:formula="of:=[.E4]-[.D4]" office:value-type="float" office:value="7.56653984599996" calcext:value-type="float">
            <text:p>7.566539846</text:p>
          </table:table-cell>
          <table:table-cell office:value-type="float" office:value="677.205316209" calcext:value-type="float">
            <text:p>677.205316209</text:p>
          </table:table-cell>
          <table:table-cell office:value-type="float" office:value="684.771856055" calcext:value-type="float">
            <text:p>684.771856055</text:p>
          </table:table-cell>
          <table:table-cell table:formula="of:=([.E4]-[.D4])/[.I4]" office:value-type="float" office:value="0.00136186822282217" calcext:value-type="float">
            <text:p>0.0013618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6" calcext:value-type="float">
            <text:p>55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]*[.I4])/[.C4]" office:value-type="float" office:value="500039.999994129" calcext:value-type="float">
            <text:p>500039.999994129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E5]+[.D5])/2" office:value-type="float" office:value="680.988586132" calcext:value-type="float">
            <text:p>680.988586132</text:p>
          </table:table-cell>
          <table:table-cell table:formula="of:=[.E5]-[.D5]" office:value-type="float" office:value="7.56653984599996" calcext:value-type="float">
            <text:p>7.566539846</text:p>
          </table:table-cell>
          <table:table-cell office:value-type="float" office:value="677.205316209" calcext:value-type="float">
            <text:p>677.205316209</text:p>
          </table:table-cell>
          <table:table-cell office:value-type="float" office:value="684.771856055" calcext:value-type="float">
            <text:p>684.771856055</text:p>
          </table:table-cell>
          <table:table-cell table:formula="of:=([.E5]-[.D5])/[.I5]" office:value-type="float" office:value="0.000972813042684489" calcext:value-type="float">
            <text:p>0.000972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8" calcext:value-type="float">
            <text:p>77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5]*[.I5])/[.C5]" office:value-type="float" office:value="700019.999991781" calcext:value-type="float">
            <text:p>700019.999991781</text:p>
          </table:table-cell>
          <table:table-cell office:value-type="float" office:value="700000" calcext:value-type="float">
            <text:p>7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E6]+[.D6])/2" office:value-type="float" office:value="680.988586132" calcext:value-type="float">
            <text:p>680.988586132</text:p>
          </table:table-cell>
          <table:table-cell table:formula="of:=[.E6]-[.D6]" office:value-type="float" office:value="7.56653984599996" calcext:value-type="float">
            <text:p>7.566539846</text:p>
          </table:table-cell>
          <table:table-cell office:value-type="float" office:value="677.205316209" calcext:value-type="float">
            <text:p>677.205316209</text:p>
          </table:table-cell>
          <table:table-cell office:value-type="float" office:value="684.771856055" calcext:value-type="float">
            <text:p>684.771856055</text:p>
          </table:table-cell>
          <table:table-cell table:formula="of:=([.E6]-[.D6])/[.I6]" office:value-type="float" office:value="0.000756653984599996" calcext:value-type="float">
            <text:p>0.000756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6]*[.I6])/[.C6]" office:value-type="float" office:value="899999.999989432" calcext:value-type="float">
            <text:p>899999.999989432</text:p>
          </table:table-cell>
          <table:table-cell office:value-type="float" office:value="900000" calcext:value-type="float">
            <text:p>9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4:48:54.701753966</meta:creation-date>
    <dc:date>2016-05-04T15:07:58.014866526</dc:date>
    <meta:editing-duration>PT1M13S</meta:editing-duration>
    <meta:editing-cycles>1</meta:editing-cycles>
    <meta:generator>LibreOffice/5.0.5.2$Linux_X86_64 LibreOffice_project/00m0$Build-2</meta:generator>
    <meta:document-statistic meta:table-count="1" meta:cell-count="77" meta:object-count="0"/>
  </office:meta>
</office:document-meta>
</file>